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1pt" fo:font-style="normal" fo:font-weight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 fo:font-style="normal" fo:font-weight="normal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fo:font-size="11pt" fo:font-style="normal" fo:font-weight="normal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fo:font-style="normal" style:text-underline-style="none" fo:font-weight="bold" style:font-size-asian="18pt" style:font-weight-asian="bold" style:font-size-complex="18pt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font-style="normal" fo:font-weight="normal" style:font-size-asian="13pt" style:font-size-complex="13pt"/>
    </style:style>
    <style:style style:name="T2" style:family="text">
      <style:text-properties fo:font-size="11pt" fo:font-style="normal" fo:font-weight="normal" style:font-size-asian="14pt" style:font-weight-asian="bold" style:font-size-complex="14pt" style:font-weight-complex="bold"/>
    </style:style>
    <style:style style:name="T3" style:family="text">
      <style:text-properties fo:font-size="11pt" fo:font-style="normal" fo:font-weight="normal" style:font-size-asian="14pt" style:font-size-complex="14pt"/>
    </style:style>
    <style:style style:name="T4" style:family="text">
      <style:text-properties fo:font-size="11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1pt" fo:font-style="italic" fo:font-weight="normal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15cm" svg:height="18.415cm" svg:x="12cm" svg:y="1.41cm">
          <text:p text:style-name="P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6.65cm" svg:height="18.415cm" svg:x="3.035cm" svg:y="1.41cm">
          <text:p text:style-name="P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7.185cm" svg:height="4.667cm" svg:x="2.332cm" svg:y="10.445cm">
          <text:p text:style-name="P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1" draw:layer="layout" svg:width="5.846cm" svg:height="1.27cm" svg:x="3.452cm" svg:y="2.68cm">
          <text:p text:style-name="P2"><text:span text:style-name="T1">Load ini-fi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draw:id="id2" draw:layer="layout" svg:width="5.846cm" svg:height="1.27cm" svg:x="3.452cm" svg:y="4.985cm">
          <text:p text:style-name="P2"><text:span text:style-name="T1">Load application</text:span></text:p>
          <text:p text:style-name="P2"><text:span text:style-name="T1">settings from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draw:id="id4" draw:layer="layout" svg:width="6.032cm" svg:height="3.175cm" svg:x="12.279cm" svg:y="6.473cm">
          <text:p text:style-name="P2"><text:span text:style-name="T2">Load global</text:span></text:p>
          <text:p text:style-name="P2"><text:span text:style-name="T2">plugin settings from ini</text:span></text:p>
          <text:p text:style-name="P2"><text:span text:style-name="T3"/></text:p>
          <text:p text:style-name="P2"><text:span text:style-name="T4">INIInterface::</text:span></text:p>
          <text:p text:style-name="P2"><text:span text:style-name="T4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id="id6" draw:layer="layout" svg:width="6.015cm" svg:height="2.967cm" svg:x="12.257cm" svg:y="12.671cm">
          <text:p text:style-name="P2"><text:span text:style-name="T2">Load plugin</text:span></text:p>
          <text:p text:style-name="P2"><text:span text:style-name="T2">per object settings</text:span></text:p>
          <text:p text:style-name="P2"><text:span text:style-name="T3"/></text:p>
          <text:p text:style-name="P2"><text:span text:style-name="T5">INIInterface::</text:span></text:p>
          <text:p text:style-name="P2"><text:span text:style-name="T5">loadIniFile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id="id7" draw:layer="layout" svg:width="5.846cm" svg:height="1.244cm" svg:x="3.442cm" svg:y="10.791cm">
          <text:p text:style-name="P2"><text:span text:style-name="T1">Load object</text:span></text:p>
          <text:p text:style-name="P2"><text:span text:style-name="T1">info from in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75cm" svg:y1="3.95cm" svg:x2="6.375cm" svg:y2="4.985cm" draw:start-shape="id1" draw:start-glue-point="2" draw:end-shape="id2" draw:end-glue-point="0" svg:d="m6375 3950v1035">
          <text:p text:style-name="P6"/>
        </draw:connector>
        <draw:connector draw:style-name="gr5" draw:text-style-name="P1" draw:layer="layout" svg:x1="9.288cm" svg:y1="8.065cm" svg:x2="12.279cm" svg:y2="8.06cm" draw:start-shape="id3" draw:end-shape="id4" draw:end-glue-point="3" svg:d="m9288 8065h1496v-5h1495">
          <text:p text:style-name="P6"/>
        </draw:connector>
        <draw:custom-shape draw:style-name="gr6" draw:text-style-name="P3" draw:id="id5" draw:layer="layout" svg:width="5.846cm" svg:height="1.27cm" svg:x="3.442cm" svg:y="13.505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9.288cm" svg:y1="14.14cm" svg:x2="9.288cm" svg:y2="14.14cm" draw:start-shape="id5" draw:end-shape="id5" svg:d="m9288 14140">
          <text:p text:style-name="P6"/>
        </draw:connector>
        <draw:connector draw:style-name="gr5" draw:text-style-name="P1" draw:layer="layout" svg:x1="9.288cm" svg:y1="14.14cm" svg:x2="12.257cm" svg:y2="14.154cm" draw:start-shape="id5" draw:end-shape="id6" draw:end-glue-point="3" svg:d="m9288 14140h1485v14h1484">
          <text:p text:style-name="P6"/>
        </draw:connector>
        <draw:frame draw:style-name="gr7" draw:text-style-name="P5" draw:layer="layout" svg:width="3.81cm" svg:height="0.885cm" svg:x="4.37cm" svg:y="1.345cm">
          <draw:text-box>
            <text:p text:style-name="P2"><text:span text:style-name="T6">Core</text:span></text:p>
          </draw:text-box>
        </draw:frame>
        <draw:frame draw:style-name="gr7" draw:text-style-name="P5" draw:layer="layout" svg:width="3.81cm" svg:height="0.885cm" svg:x="13.44cm" svg:y="1.31cm">
          <draw:text-box>
            <text:p text:style-name="P2"><text:span text:style-name="T6">Plugins</text:span></text:p>
          </draw:text-box>
        </draw:frame>
        <draw:custom-shape draw:style-name="gr6" draw:text-style-name="P3" draw:id="id3" draw:layer="layout" svg:width="5.846cm" svg:height="1.27cm" svg:x="3.442cm" svg:y="7.43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6.375cm" svg:y1="6.255cm" svg:x2="6.365cm" svg:y2="7.43cm" draw:start-shape="id2" draw:start-glue-point="2" draw:end-shape="id3" draw:end-glue-point="0" svg:d="m6375 6255v588h-10v587">
          <text:p text:style-name="P6"/>
        </draw:connector>
        <draw:connector draw:style-name="gr5" draw:text-style-name="P1" draw:layer="layout" svg:x1="6.365cm" svg:y1="8.7cm" svg:x2="6.365cm" svg:y2="10.791cm" draw:start-shape="id3" draw:start-glue-point="2" draw:end-shape="id7" svg:d="m6365 8700v2091">
          <text:p text:style-name="P6"/>
        </draw:connector>
        <draw:connector draw:style-name="gr5" draw:text-style-name="P1" draw:layer="layout" svg:x1="6.364cm" svg:y1="12.035cm" svg:x2="6.365cm" svg:y2="13.505cm" draw:start-shape="id7" draw:start-glue-point="6" draw:end-shape="id5" draw:end-glue-point="0" svg:d="m6364 12035v736h1v734">
          <text:p text:style-name="P6"/>
        </draw:connector>
        <draw:custom-shape draw:style-name="gr6" draw:text-style-name="P3" draw:id="id8" draw:layer="layout" svg:width="5.846cm" svg:height="1.27cm" svg:x="3.44cm" svg:y="17.294cm">
          <text:p text:style-name="P2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6.365cm" svg:y1="14.775cm" svg:x2="6.363cm" svg:y2="17.294cm" draw:start-shape="id5" draw:start-glue-point="2" draw:end-shape="id8" draw:end-glue-point="0" svg:d="m6365 14775v1260h-2v1259">
          <text:p text:style-name="P6"/>
        </draw:connector>
        <draw:custom-shape draw:style-name="gr4" draw:text-style-name="P4" draw:id="id9" draw:layer="layout" svg:width="6.015cm" svg:height="2.967cm" svg:x="12.258cm" svg:y="16.45cm">
          <text:p text:style-name="P2"><text:span text:style-name="T2">Load global</text:span></text:p>
          <text:p text:style-name="P2"><text:span text:style-name="T2">plugin settings from ini</text:span></text:p>
          <text:p text:style-name="P2"><text:span text:style-name="T3"/></text:p>
          <text:p text:style-name="P2"><text:span text:style-name="T5">INIInterface::</text:span></text:p>
          <text:p text:style-name="P2"><text:span text:style-name="T5">loadIniFileOptionsLas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9.286cm" svg:y1="17.929cm" svg:x2="12.258cm" svg:y2="17.933cm" draw:start-shape="id8" draw:start-glue-point="1" draw:end-shape="id9" svg:d="m9286 17929h1486v4h1486">
          <text:p text:style-name="P6"/>
        </draw:connector>
        <draw:connector draw:style-name="gr8" draw:text-style-name="P1" draw:layer="layout" svg:x1="6.363cm" svg:y1="18.564cm" svg:x2="6.363cm" svg:y2="20.831cm" draw:start-shape="id8" draw:start-glue-point="2" svg:d="m6363 18564v2267">
          <text:p text:style-name="P6"/>
        </draw:connector>
        <draw:frame draw:style-name="gr9" draw:text-style-name="P7" draw:layer="layout" svg:width="2.382cm" svg:height="0.683cm" draw:transform="rotate (1.5707963267946) translate (2.37cm 13.952cm)">
          <draw:text-box>
            <text:p text:style-name="P6"><text:span text:style-name="T7">Per o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03T14:36:59</meta:creation-date>
    <dc:date>2009-02-04T14:07:54</dc:date>
    <meta:editing-cycles>15</meta:editing-cycles>
    <meta:editing-duration>PT25M39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